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4.311cm"/>
    </style:style>
    <style:style style:name="co11" style:family="table-column">
      <style:table-column-properties fo:break-before="auto" style:column-width="2.731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10d0c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ff00" style:text-align-source="fix" style:repeat-content="false" fo:padding="0.071cm"/>
      <style:paragraph-properties fo:text-align="start" fo:margin-left="0cm"/>
      <style:text-properties fo:color="#f10d0c"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55269"/>
    </style:style>
    <style:style style:name="ce13" style:family="table-cell" style:parent-style-name="Default" style:data-style-name="N73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55269"/>
    </style:style>
    <style:style style:name="ce65" style:family="table-cell" style:parent-style-name="Default" style:data-style-name="N7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cm"/>
      <style:text-properties style:use-window-font-color="true"/>
    </style:style>
    <style:style style:name="ce73" style:family="table-cell" style:parent-style-name="Default" style:data-style-name="N100">
      <style:table-cell-properties fo:background-color="transparent" style:rotation-align="none"/>
      <style:text-properties style:use-window-font-color="true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/>
    </style:style>
    <style:style style:name="ce76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fo:background-color="transparent" style:rotation-align="none"/>
      <style:text-properties style:use-window-font-color="true"/>
    </style:style>
    <style:style style:name="ce78" style:family="table-cell" style:parent-style-name="Default" style:data-style-name="N49">
      <style:table-cell-properties style:text-align-source="fix" style:repeat-content="false" fo:background-color="transparent" style:rotation-align="none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49">
      <style:table-cell-properties fo:background-color="transparent" style:rotation-align="none"/>
      <style:text-properties style:use-window-font-color="true"/>
    </style:style>
    <style:style style:name="ce61" style:family="table-cell" style:parent-style-name="Default">
      <style:table-cell-properties fo:background-color="#fff5ce"/>
    </style:style>
    <style:style style:name="ce62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f10d0c" fo:font-weight="bold" style:font-weight-asian="bold" style:font-weight-complex="bold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endPduStat" form:control-implementation="ooo:com.sun.star.form.component.CommandButton" xml:id="control1" form:id="control1" form:label="Envoyer les données sur OpenDCIM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ndPDUDataWithCurlDirect?language=Basic&amp;location=application" xlink:type="simple"/>
              </office:event-listeners>
            </form:button>
          </form:form>
        </office:forms>
        <table:shapes>
          <draw:control draw:z-index="0" draw:name="Envoyer les données sur OpenDCIM" draw:style-name="gr1" draw:text-style-name="P1" svg:width="6.802cm" svg:height="2.04cm" svg:x="30.473cm" svg:y="0.517c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3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11" office:value-type="string" calcext:value-type="string">
            <text:p>Wattage</text:p>
          </table:table-cell>
          <table:table-cell table:style-name="ce11" office:value-type="string" calcext:value-type="string">
            <text:p>Last Read</text:p>
          </table:table-cell>
          <table:table-cell table:style-name="ce14" office:value-type="string" calcext:value-type="string">
            <text:p>Location</text:p>
          </table:table-cell>
          <table:table-cell table:style-name="ce23" office:value-type="string" calcext:value-type="string">
            <text:p>U</text:p>
          </table:table-cell>
          <table:table-cell table:style-name="ce14" office:value-type="string" calcext:value-type="string">
            <text:p>Allée</text:p>
          </table:table-cell>
          <table:table-cell table:style-name="ce14" office:value-type="string" calcext:value-type="string">
            <text:p>Travée</text:p>
          </table:table-cell>
          <table:table-cell table:style-name="ce40" office:value-type="string" calcext:value-type="string">
            <text:p>Voie</text:p>
          </table:table-cell>
          <table:table-cell table:style-name="ce14" office:value-type="string" calcext:value-type="string">
            <text:p>Fabriquant</text:p>
          </table:table-cell>
          <table:table-cell table:style-name="ce14" office:value-type="string" calcext:value-type="string">
            <text:p>Modèle</text:p>
          </table:table-cell>
          <table:table-cell table:style-name="ce14" office:value-type="string" calcext:value-type="string">
            <text:p>Serial</text:p>
          </table:table-cell>
          <table:table-cell table:number-columns-repeated="3"/>
        </table:table-row>
        <table:table-row table:style-name="ro2">
          <table:table-cell table:style-name="ce7" office:value-type="float" office:value="1548" calcext:value-type="float">
            <text:p>1548</text:p>
          </table:table-cell>
          <table:table-cell table:style-name="ce12" office:value-type="float" office:value="3600" calcext:value-type="float">
            <text:p>3600</text:p>
          </table:table-cell>
          <table:table-cell table:style-name="ce13" office:value-type="date" office:date-value="2024-10-18T08:00:00" calcext:value-type="date">
            <text:p>2024-10-18 08:00:00</text:p>
          </table:table-cell>
          <table:table-cell table:style-name="ce15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41" office:value-type="string" calcext:value-type="string">
            <text:p>?</text:p>
          </table:table-cell>
          <table:table-cell table:style-name="ce15" office:value-type="string" calcext:value-type="string">
            <text:p>Lenovo</text:p>
          </table:table-cell>
          <table:table-cell table:number-columns-repeated="5"/>
        </table:table-row>
        <table:table-row table:style-name="ro2">
          <table:table-cell table:style-name="ce7" office:value-type="float" office:value="1549" calcext:value-type="float">
            <text:p>1549</text:p>
          </table:table-cell>
          <table:table-cell table:style-name="ce12" office:value-type="float" office:value="3600" calcext:value-type="float">
            <text:p>3600</text:p>
          </table:table-cell>
          <table:table-cell table:style-name="ce13" office:value-type="date" office:date-value="2024-10-19T08:00:00" calcext:value-type="date">
            <text:p>2024-10-19 08:00:00</text:p>
          </table:table-cell>
          <table:table-cell table:style-name="ce15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41" office:value-type="string" calcext:value-type="string">
            <text:p>?</text:p>
          </table:table-cell>
          <table:table-cell table:style-name="ce15" office:value-type="string" calcext:value-type="string">
            <text:p>Lenovo</text:p>
          </table:table-cell>
          <table:table-cell table:number-columns-repeated="5"/>
        </table:table-row>
        <table:table-row table:style-name="ro2">
          <table:table-cell table:style-name="ce7" office:value-type="float" office:value="1526" calcext:value-type="float">
            <text:p>1526</text:p>
          </table:table-cell>
          <table:table-cell table:style-name="ce12" office:value-type="float" office:value="3600" calcext:value-type="float">
            <text:p>3600</text:p>
          </table:table-cell>
          <table:table-cell table:style-name="ce13" office:value-type="date" office:date-value="2024-10-20T08:00:00" calcext:value-type="date">
            <text:p>2024-10-20 08:00:00</text:p>
          </table:table-cell>
          <table:table-cell table:style-name="ce15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41" office:value-type="string" calcext:value-type="string">
            <text:p>?</text:p>
          </table:table-cell>
          <table:table-cell table:style-name="ce15" office:value-type="string" calcext:value-type="string">
            <text:p>Lenovo</text:p>
          </table:table-cell>
          <table:table-cell table:number-columns-repeated="5"/>
        </table:table-row>
        <table:table-row table:style-name="ro2">
          <table:table-cell table:style-name="ce8" office:value-type="float" office:value="5846" calcext:value-type="float">
            <text:p>5846</text:p>
          </table:table-cell>
          <table:table-cell table:style-name="ce12" office:value-type="float" office:value="3600" calcext:value-type="float">
            <text:p>3600</text:p>
          </table:table-cell>
          <table:table-cell table:style-name="ce13" office:value-type="date" office:date-value="2024-10-21T08:00:00" calcext:value-type="date">
            <text:p>2024-10-21 08:00:00</text:p>
          </table:table-cell>
          <table:table-cell table:style-name="ce15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HP AF503A</text:p>
          </table:table-cell>
          <table:table-cell table:number-columns-repeated="5"/>
        </table:table-row>
        <table:table-row table:style-name="ro2">
          <table:table-cell table:style-name="ce8"/>
          <table:table-cell table:style-name="ce7"/>
          <table:table-cell table:style-name="ce65"/>
          <table:table-cell table:style-name="ce8"/>
          <table:table-cell table:style-name="ce70"/>
          <table:table-cell table:style-name="ce8"/>
          <table:table-cell table:style-name="ce72"/>
          <table:table-cell table:style-name="ce76"/>
          <table:table-cell table:style-name="ce72"/>
          <table:table-cell table:style-name="ce8"/>
          <table:table-cell table:style-name="ce78"/>
          <table:table-cell table:number-columns-repeated="3"/>
        </table:table-row>
        <table:table-row table:style-name="ro2">
          <table:table-cell table:style-name="ce8"/>
          <table:table-cell table:style-name="ce7"/>
          <table:table-cell table:style-name="ce65"/>
          <table:table-cell table:style-name="ce8"/>
          <table:table-cell table:style-name="ce70"/>
          <table:table-cell table:style-name="ce8"/>
          <table:table-cell table:style-name="ce72"/>
          <table:table-cell table:style-name="ce76"/>
          <table:table-cell table:style-name="ce72"/>
          <table:table-cell table:style-name="ce8"/>
          <table:table-cell table:style-name="ce78"/>
          <table:table-cell table:style-name="ce61"/>
          <table:table-cell table:style-name="ce62" office:value-type="string" calcext:value-type="string">
            <text:p>Traitement en cours : 100%</text:p>
          </table:table-cell>
          <table:table-cell table:style-name="ce61"/>
        </table:table-row>
        <table:table-row table:style-name="ro2" table:number-rows-repeated="60">
          <table:table-cell table:style-name="ce8"/>
          <table:table-cell table:style-name="ce7"/>
          <table:table-cell table:style-name="ce65"/>
          <table:table-cell table:style-name="ce8"/>
          <table:table-cell table:style-name="ce70"/>
          <table:table-cell table:style-name="ce8"/>
          <table:table-cell table:style-name="ce72"/>
          <table:table-cell table:style-name="ce76"/>
          <table:table-cell table:style-name="ce72"/>
          <table:table-cell table:style-name="ce8"/>
          <table:table-cell table:style-name="ce78"/>
          <table:table-cell table:number-columns-repeated="3"/>
        </table:table-row>
        <table:table-row table:style-name="ro2" table:number-rows-repeated="29">
          <table:table-cell table:style-name="ce9"/>
          <table:table-cell table:style-name="ce7"/>
          <table:table-cell table:style-name="ce65"/>
          <table:table-cell table:style-name="ce8"/>
          <table:table-cell table:style-name="ce70"/>
          <table:table-cell table:style-name="ce8"/>
          <table:table-cell table:style-name="ce72"/>
          <table:table-cell table:style-name="ce76"/>
          <table:table-cell table:style-name="ce72"/>
          <table:table-cell table:style-name="ce8"/>
          <table:table-cell table:style-name="ce78"/>
          <table:table-cell table:number-columns-repeated="3"/>
        </table:table-row>
        <table:table-row table:style-name="ro2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7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 table:number-rows-repeated="2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6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7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 table:number-rows-repeated="2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6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7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 table:number-rows-repeated="2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6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 table:number-rows-repeated="4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7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 table:number-rows-repeated="2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6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 table:number-rows-repeated="35">
          <table:table-cell table:style-name="ce9"/>
          <table:table-cell table:style-name="ce7"/>
          <table:table-cell table:style-name="ce65"/>
          <table:table-cell table:style-name="ce9"/>
          <table:table-cell table:style-name="ce70"/>
          <table:table-cell table:style-name="ce9"/>
          <table:table-cell table:style-name="ce73"/>
          <table:table-cell table:style-name="ce77"/>
          <table:table-cell table:style-name="ce73"/>
          <table:table-cell table:style-name="ce9"/>
          <table:table-cell table:style-name="ce79"/>
          <table:table-cell table:number-columns-repeated="3"/>
        </table:table-row>
        <table:table-row table:style-name="ro2" table:number-rows-repeated="1048429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month number:textual="true"/>
      <number:text>-</number:text>
      <number:year number:style="long"/>
    </number:date-style>
    <number:date-style style:name="N144">
      <number:day number:style="long"/>
      <number:text>-</number:text>
      <number:month number:textual="true"/>
      <number:text>-</number:text>
      <number:year/>
    </number:date-style>
    <number:date-style style:name="N145">
      <number:day number:style="long"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">
      <number:number number:decimal-places="2" number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66">
      <number:text>£</number:text>
      <number:number number:decimal-places="2" number:min-decimal-places="2" number:min-integer-digits="1" number:grouping="true"/>
    </number:number-style>
    <number:currency-style style:name="N167">
      <number:currency-symbol number:language="fr" number:country="FR">€</number:currency-symbol>
      <number:text> </number:text>
      <number:number number:decimal-places="2" number:min-decimal-places="2" number:min-integer-digits="1" number:grouping="true"/>
    </number:currency-style>
    <number:percentage-style style:name="N168">
      <number:number number:decimal-places="1" number:min-decimal-places="1" number:min-integer-digits="1"/>
      <number:text>%</number:text>
    </number:percentage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">
      <number:number number:decimal-places="1" number:min-decimal-places="1" number:min-integer-digits="1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6:46:03.3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1:16:53.037000000</meta:creation-date>
    <dc:date>2024-10-18T16:55:36.828000000</dc:date>
    <meta:editing-duration>PT19H31M50S</meta:editing-duration>
    <meta:editing-cycles>20</meta:editing-cycles>
    <meta:generator>LibreOffice/24.8.2.1$Windows_X86_64 LibreOffice_project/0f794b6e29741098670a3b95d60478a65d05ef13</meta:generator>
    <meta:document-statistic meta:table-count="1" meta:cell-count="3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SendPDUDataWithCurlDirect()
    'Message information
    response = MsgBox("Attention vérifier votre tableau avant envoie, curl -k  message erreur désactivé certificat SSL", 1 + 48, "Vérification")
    If response = 2 then Exit Sub
    ' Définir l'URL de l'API OpenDCIM (en HTTPS)
    Dim apiUrl As String
    apiUrl = "https://10.156.249.95/api/v1/pdustats"
   
    ' Demander le nom d'utilisateur et le mot de passe via une boîte de dialogue
    Dim username As String
    Dim password As String
    username = InputBox("Veuillez entrer votre nom d'utilisateur OpenDCIM:", "Authentification API")
    If username = "" Then Exit Sub
    password = InputBox("Veuillez entrer votre mot de passe OpenDCIM:", "Authentification API")
    If password = "" Then Exit Sub
    ' Obtenir la feuille active
    Dim sheet As Object
    sheet = ThisComponent.CurrentController.ActiveSheet
   
    ' Variables pour gérer les résultats de la boucle
    Dim successCount As Long
    Dim errorCount As Long
    Dim errorDetails As String
    successCount = 0
    errorCount = 0
    errorDetails = ""
   
    ' Déterminer la dernière ligne utilisée dans le tableau
    Dim lastRow As Long
    ' Boucler pour définir le nombre de lignes du document à importer
    Dim rowCount As Long
    
    lastRow = sheet.getCellRangeByName("A1").getSpreadsheet().getRows().getCount() - 1
    rowCount = 0
    
    Dim i As Long
    For i = 1 To lastRow
        If Trim(sheet.getCellByPosition(0, i).String) &lt;&gt; "" Then
            rowCount = rowCount + 1
            Else 
            Exit For
        End If
    Next i
    lastRow = rowCount
    
    'Message information
    response = Msgbox(lastRow &amp; " Lignes vont être transmises", 1+48, "Vérification")
    If response = 2 then Exit Sub
    
    ' Boucler sur toutes les lignes du tableau
    For i = 1 To lastRow
    
        ' Vérifier si la cellule n'est pas vide pour éviter d'inclure les lignes vides
        If Trim(sheet.getCellByPosition(0, i).String) &lt;&gt; "" Then
        
        ' Afficher la progression dans une cellule
        Dim progress As String
        If rowCount &gt; 0 Then
            sheet.getCellByPosition(12, 6).String = "Traitement en cours : " &amp; Format((i / rowCount) * 100, "0") &amp; "%"
        Else
            sheet.getCellByPosition(12, 6).String = "Traitement en cours : 0%"
        End If

            ' Variables pour stocker les données des cellules
            Dim pduid As String
            Dim wattage As String
            Dim lastread As String
           
            ' Lire les valeurs des cellules de la ligne courante
            pduid = Trim(sheet.getCellByPosition(0, i).String)
            wattage = Trim(sheet.getCellByPosition(1, i).String)
            lastread = Trim(sheet.getCellByPosition(2, i).String)
           
            ' Contrôles sur les données
            If Not IsNumeric(pduid) Then
                MsgBox "Erreur : Le PDUID à la ligne " &amp; i &amp; " n'est pas un nombre valide.", 48, "Erreur de Validation"
                Exit Sub
            End If
            If Not IsNumeric(wattage) Then
                MsgBox "Erreur : Le Wattage à la ligne " &amp; i &amp; " n'est pas un nombre valide.", 48, "Erreur de Validation"
                Exit Sub
            End If
            If Not IsDate(lastread) Then
                MsgBox "Erreur : La date à la ligne " &amp; i &amp; " n'est pas dans un format de date valide.", 48, "Erreur de Validation"
                Exit Sub
            End If
           
            ' Construire les données JSON à envoyer
            Dim jsonData As String
            jsonData = "{""PDUID"": " &amp; pduid &amp; ", ""Wattage"": " &amp; wattage &amp; ", ""LastRead"": """ &amp; lastread &amp; """}"
           
            ' Écrire le JSON dans un fichier temporaire
            Dim jsonFilePath As String
            jsonFilePath = Environ("TEMP") &amp; "\curl_data" &amp; pduid &amp; ".json"
            Dim fileNum As Integer
            fileNum = FreeFile
            Open jsonFilePath For Output As #fileNum
            Print #fileNum, jsonData
            Close #fileNum

            ' Utiliser le chemin complet de curl (si nécessaire)
            Dim curlPath As String
            curlPath = "curl"  ' Si curl est dans le chemin, vous pouvez l'utiliser directement, sinon mettez le chemin complet vers curl.exe
           
            ' Commande curl pour envoyer la requête POST avec les en-têtes appropriés
            Dim curlCommand As String
  			curlCommand = curlPath &amp; " -k -X POST """ &amp; apiUrl &amp; """ -H ""accept: application/json"" -H ""Content-Type: application/json"" -u " &amp; username &amp; ":" &amp; password &amp; " --data-binary @" &amp; jsonFilePath
            'MsgBox curlCommand

            ' Exécuter la commande dans cmd.exe pour la rendre visible
            Dim cmdCommand As String
            cmdCommand = curlCommand
            
            Dim returnValue As Long
            returnValue = Shell(cmdCommand,0)
            'MsgBox ReturnValue
            ' Gérer les résultats de la requête
            If returnValue = 0 or returnValue = 200 Then
                successCount = successCount + 1
            Else
                errorCount = errorCount + 1
                errorDetails = errorDetails &amp; "Erreur à la ligne " &amp; i &amp; " (PDUID: " &amp; pduid &amp; ")" &amp; "Error " &amp; returnValue &amp; " " &amp; Chr(10) &amp; curlCommand &amp; Chr(10)
            End If
        Else
            ' Sortir de la boucle si une ligne vide est trouvée
            Exit For
        End If
    Next i
   
    ' Afficher un message récapitulatif
    Dim message As String
    message = "Traitement terminé." &amp; Chr(10) &amp; "Nombre de lignes réussies : " &amp; successCount &amp; Chr(10) &amp; "Nombre de lignes en erreur : " &amp; errorCount &amp; Chr(10)
    If errorCount &gt; 0 Then
        message = message &amp; "Détails des erreurs :" &amp; Chr(10) &amp; errorDetails
    End If
    MsgBox messag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